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Lost treasure:</text:p>
      <text:p text:style-name="Normal"/>
      <text:p text:style-name="Normal">Story about 2 friends that were robing old graves stealing treasures and valuable items from the tombs. During their robbing of the ancient tomb from prehistoric times<text:s/>they were caught by other group and in their attempt to escape they try to blow the gates with dynamite (so that enemy cannot follow them). The explosion was too great, so it destroyed greater amount of cave than they planned to and the huge rock from the<text:s/>ceiling crushed one of the friends(Jaremy). The other guy tried to help him(Apolon) but he said to him “Don’t worry about me, run …. Save yourself!”, after that he dies. The blood from his body started pouring in the bag that had treasure in it (Jaremy). Something started to shine from the bag. It was the ancient relict that was sealed in the tomb, it god activated by absorbing blood of the fallen friend. It released some light that started to fly around. It looked like it was self-aware. It started leading<text:s/>Apolon to the cave showing him the way to exit. On way out Apolon meets all kind of traps and holes, and he uses the light flying around to detect traps on time (example: he sees a hole on floor using light).</text:p>
      <text:p text:style-name="Normal">After he gets out light gets absorbed in Apolo<text:s/>in mark of tattoo. The tattoo is actually a map to somewhere, but not all parts of the map are revealed. The point that is marked on the map is somewhere in Mongolia. After doing some research about place marked on tattoo he gets approached by blind man who said that there is a legend that somewhere there was the place where Genghis Khan was buried. <text:s/>Exploring the area more you find the entrance of the place Apolo walks with lamp trying to find something that could help him getting to the grave. After some<text:s/>time, he steps on a trap and gets thrown inside of hole. After some time, he regains conscious but realizes that he broke the lamp. In dark he starts to become desperate and starts crying sating “Jaremy I failed you”. After he said that the tattoo starts<text:s/>to shine and light that lead him from cave appears leading him through darkness once again. After coming to something what seemed to be a gate he breaks in only to realize he entered a great hall of age, on the altar in the middle of the room it is written<text:s/>“Only the worthy deserve to witness in (the rest cannot be read)”. <text:s/>On the altar there was a riddle to solve: “If god knows everything and everyone, the only thing that god didn’t see and everyone else did is the ____ person than him”. (on the wall it will be written AGE, and the answer is older”). After the Apolo solves riddle the altar opens and there is knife inside. On knife is written “Show that you are willing to pledge your soul to us, kill”, and then the lamb shows. After Apolo kills the lamb one of the two light lighten up meaning he need to bring one more sacrifice, he then tries to kill himself by cutting veins. After cutting veins knife stays glued in his arm and gets absorbed into tattoo once again. The fire starts to circle around his hand and<text:s/>he feels the power going through his body, allowing him to light candle with snap of his fingers. After that you hear mysterious void saying, “Show that you are worth of the power.” The doors open, and the tomb of Genghis Khan appears. You come and open the grave of Genghis Khan, you find letter from him saying “You who read this letter go to the city named Johuransongu, the place where I the great ruler of Mongolian empire faced the horrible truth of the life, to the place where soul and body meets. But beware if you bring regret or doubt in your hearth you will parish in eternal torment, and don’t forget you still need to exit this tomb alive.” You hear some strange noise in the background and sees that a huge kraken appears from the water. The boss battle begins, fire and light appear in your hands as you try to fight back using light to blind it and fire to burn its arms away. You need to be careful not to fall into water so that it cannot grab you and drag you down. After damage it she goes back to water starting to destroy whole temple. You start to run avoiding holes and traps while running outside. After you exit the gates shatter with rocks (you can still blow them with dynamite and enter again into tomb).</text:p>
      <text:soft-page-break/>
      <text:p text:style-name="Normal">Now you are heading to the ancient city Johuransongu, the mark on your arms says it’s In the old city of Athena. After exploring the city, you find out the entrance to the city is actually in the museum of Greek history. You sneak around the museum avoiding guards (or knocking them down), You come to the huge statue of Zeuse and behind him is the mysterious puzzle that the Apolo needs to solve. After he solves it the wall moves, and the entrance appears in front of Apolo. After entering Apolo uses light and fire to fight his way through the traps and<text:s/>riddles (uses fire to cut ropes so he can continue into cave and uses light to see where he’s going or lights up the walls which contains puzzles or codes for locks).</text:p>
      <text:p text:style-name="Normal">After going thro all of that he comes into ancient city of Johuransongu, a huge underground city with a lot of ancient buildings, you realize that some other people come to the city by digging a hole with machines. After some time, you realize that the people that are in the city with you are the people that were trying to catch you and Jaremy in the tomb back then. Sneaking around you are trying to not get caught and get some information about where you need to go. Apolo finds out from spying conversations of two guards that the bosses are in the temple that is on the highest point in the city, and that they are trying to preform “some kind of ritual”. Apolo immediately go there only to find out that is impossible for you to enter because the security is too strong. You see one scientist going outside the temple going somewhere. Apolo follows<text:s/>him just to knock him down and dress like him. Apolo enters the temple and see that there is a huge circle in the middle of temple and that they are putting people in trying to use them as a puppet for activating ritual. But every person they putt in just<text:s/>parishes. After Apolo entered portion of them just were ready to leave the temple to look for more clues in the city. Apolo then needs to talk with people left in there to lure them from others so that he can knock them down and activate ritual in peace. After doing that he stands in the circle and activates ritual. You appeared inside of your mind and in front of you is the Jaremy, but he looks corrupted and evil saying things “Why did you leave me. You were like a brother to me (:D). You only care about yourself etc.” You start a boss fight against him where you need to purge the darkness around him with light then use fire to burn him to death.” After you kill him you teleport back to the temple, other people in the city noticed that ritual had been done<text:s/>and they are all rushing to the temple to see what’s happening. You find yourself surrounded in a matter of the second. The leader of the group comes in and says, “So you are the chosen one, hehe … you will be of the great use to us”. After looking at you<text:s/>some more he says “Wait a minute, didn’t we met somewhere before… yeah that’s right you were in the temple few years ago blowing exits with dynamite, and then you blow your friend with the cave stealing all treasure from him, you are the worst HAHAHAHAHAAHHA.. all he was same disposable trash as you will be to us”. Apolo stands up with rage in his eyes and says, “Don’t say things you cannot back up you rotten piece of shit”. The darkness hits Apolo from the sky engraving new piece of the tattoo on his arm and giving him ability to stop time, he uses that time to break a neck of the boss and to run away.</text:p>
      <text:p text:style-name="Normal">The city is starting to collapse so Apolo needs to utilize his skills to run away to safety while avoiding enemies and walls, windows, columns that are falling on him. After getting out he loads himself to a truck and escapes. Looking on the tattoo he realizes the next destination he needs to visit is Mesopotamia, place where first civilization was born. Fast forward few days and Apolo is now in the Mesopotamia looking for the next piece of the puzzle. He comes to the city and try to solve/ search for the entrance door to the next challenge. He asks people in the city to find out anything useful to him. Some guy says to you that the<text:s/>information Apolo need are probably stored in the Library of the Alexandria, but the current underground boss(Sorus) in the city doesn’t permit anyone to enter there for free. You try to go to the Sorus to ask him if you could make agreement but the guard in front of his “office” won’t let you in. And so, you sneak from the back and enter his office through window. Sorus is<text:s/><text:soft-page-break/>the real definition of uneducated duche, he accepts your offer but in return he expects you to bring him the ring he once drop into the<text:s/>sewage<text:s/>system while he was drunk. As soon as you enter sewage system Sorus closes the dore leaving Apolo locked in. He starts to laugh saying “You must be thankful to me after all in few minutes I will make you famous. The thing Sorus was talking about was the arena where they force people to fight vs wild animals. After introducing you to the audience they presents a animal you are going to fight<text:s/>(Rhino). Apolo first uses fire to provoke Rhino and then he uses his rush to brake the wall that is supporting the stage. The wall you break was the one the Sorus was on. Sorus dies leaving the key of the Library entrance. You use that key to sneak to library and <text:s/>solve a puzzle that opens the door that were hidden behind a book shelf.<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rko</meta:initial-creator>
    <dc:creator>Mirko</dc:creator>
    <meta:creation-date>2018-05-25T18:59:00Z</meta:creation-date>
    <dc:date>2018-05-27T20:21:00Z</dc:date>
    <meta:template xlink:href="Normal" xlink:type="simple"/>
    <meta:editing-cycles>5</meta:editing-cycles>
    <meta:editing-duration>PT13440S</meta:editing-duration>
    <meta:document-statistic meta:page-count="3" meta:paragraph-count="19" meta:word-count="1432" meta:character-count="9582" meta:row-count="68" meta:non-whitespace-character-count="8169"/>
  </office:meta>
</office:document-meta>
</file>